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50d2" officeooo:paragraph-rsid="000d50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6:35:29.395474393</meta:creation-date>
    <dc:date>2019-06-12T16:35:49.485223747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5"/>
    <meta:generator>LibreOffice/6.1.6.3$Linux_X86_64 LibreOffice_project/10$Build-3</meta:generator>
  </office:meta>
</office:document-meta>
</file>